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0.41pt" fo:break-before="auto" style:use-optimal-row-height="false"/>
    </style:style>
    <style:style style:name="ro11" style:family="table-row">
      <style:table-row-properties style:row-height="18.6pt" fo:break-before="auto" style:use-optimal-row-height="false"/>
    </style:style>
    <style:style style:name="ro1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x_i</text:p>
          </table:table-cell>
          <table:table-cell table:style-name="ce1" office:value-type="string" calcext:value-type="string">
            <text:p>L’(x)</text:p>
          </table:table-cell>
          <table:table-cell table:style-name="ce1" office:value-type="string" calcext:value-type="string">
            <text:p>C’(x)</text:p>
          </table:table-cell>
          <table:table-cell table:style-name="ce1" office:value-type="string" calcext:value-type="string">
            <text:p>|L’(x)-C’(x)|</text:p>
          </table:table-cell>
          <table:table-cell table:number-columns-repeated="1020"/>
        </table:table-row>
        <table:table-row table:style-name="ro2">
          <table:table-cell office:value-type="float" office:value="0.075" calcext:value-type="float">
            <text:p>0.075</text:p>
          </table:table-cell>
          <table:table-cell office:value-type="float" office:value="1.00005444498025" calcext:value-type="float">
            <text:p>1.000054445</text:p>
          </table:table-cell>
          <table:table-cell office:value-type="float" office:value="0.999960965197486" calcext:value-type="float">
            <text:p>0.9999609652</text:p>
          </table:table-cell>
          <table:table-cell office:value-type="float" office:value="0.000093479782765" calcext:value-type="float">
            <text:p>9.3479782765E-05</text:p>
          </table:table-cell>
          <table:table-cell table:number-columns-repeated="1020"/>
        </table:table-row>
        <table:table-row table:style-name="ro3">
          <table:table-cell office:value-type="float" office:value="0.225" calcext:value-type="float">
            <text:p>0.225</text:p>
          </table:table-cell>
          <table:table-cell office:value-type="float" office:value="0.996829056783923" calcext:value-type="float">
            <text:p>0.9968290568</text:p>
          </table:table-cell>
          <table:table-cell office:value-type="float" office:value="0.996839826279735" calcext:value-type="float">
            <text:p>0.9968398263</text:p>
          </table:table-cell>
          <table:table-cell office:value-type="float" office:value="0.000010769495813" calcext:value-type="float">
            <text:p>1.0769495813E-05</text:p>
          </table:table-cell>
          <table:table-cell table:number-columns-repeated="1020"/>
        </table:table-row>
        <table:table-row table:style-name="ro4">
          <table:table-cell office:value-type="float" office:value="0.375" calcext:value-type="float">
            <text:p>0.375</text:p>
          </table:table-cell>
          <table:table-cell office:value-type="float" office:value="0.975704374028683" calcext:value-type="float">
            <text:p>0.975704374</text:p>
          </table:table-cell>
          <table:table-cell office:value-type="float" office:value="0.975702130038529" calcext:value-type="float">
            <text:p>0.97570213</text:p>
          </table:table-cell>
          <table:table-cell office:value-type="float" office:value="0.000002243990154" calcext:value-type="float">
            <text:p>0.000002244</text:p>
          </table:table-cell>
          <table:table-cell table:number-columns-repeated="1020"/>
        </table:table-row>
        <table:table-row table:style-name="ro5">
          <table:table-cell office:value-type="float" office:value="0.525" calcext:value-type="float">
            <text:p>0.525</text:p>
          </table:table-cell>
          <table:table-cell office:value-type="float" office:value="0.907731112536434" calcext:value-type="float">
            <text:p>0.9077311125</text:p>
          </table:table-cell>
          <table:table-cell office:value-type="float" office:value="0.907731718007792" calcext:value-type="float">
            <text:p>0.907731718</text:p>
          </table:table-cell>
          <table:table-cell office:value-type="float" office:value="0.000000605471358" calcext:value-type="float">
            <text:p>6.05471358E-07</text:p>
          </table:table-cell>
          <table:table-cell table:number-columns-repeated="1020"/>
        </table:table-row>
        <table:table-row table:style-name="ro6">
          <table:table-cell office:value-type="float" office:value="0.675" calcext:value-type="float">
            <text:p>0.675</text:p>
          </table:table-cell>
          <table:table-cell office:value-type="float" office:value="0.75463809195276" calcext:value-type="float">
            <text:p>0.754638092</text:p>
          </table:table-cell>
          <table:table-cell office:value-type="float" office:value="0.754638010794329" calcext:value-type="float">
            <text:p>0.7546380108</text:p>
          </table:table-cell>
          <table:table-cell office:value-type="float" office:value="0.000000081158431" calcext:value-type="float">
            <text:p>8.1158431E-08</text:p>
          </table:table-cell>
          <table:table-cell table:number-columns-repeated="1020"/>
        </table:table-row>
        <table:table-row table:style-name="ro7">
          <table:table-cell office:value-type="float" office:value="0.825" calcext:value-type="float">
            <text:p>0.825</text:p>
          </table:table-cell>
          <table:table-cell office:value-type="float" office:value="0.480893491293966" calcext:value-type="float">
            <text:p>0.4808934913</text:p>
          </table:table-cell>
          <table:table-cell office:value-type="float" office:value="0.48089313000461" calcext:value-type="float">
            <text:p>0.48089313</text:p>
          </table:table-cell>
          <table:table-cell office:value-type="float" office:value="0.000000361289357" calcext:value-type="float">
            <text:p>3.61289357E-07</text:p>
          </table:table-cell>
          <table:table-cell table:number-columns-repeated="1020"/>
        </table:table-row>
        <table:table-row table:style-name="ro8">
          <table:table-cell office:value-type="float" office:value="0.975" calcext:value-type="float">
            <text:p>0.975</text:p>
          </table:table-cell>
          <table:table-cell office:value-type="float" office:value="0.077478932634454" calcext:value-type="float">
            <text:p>0.0774789326</text:p>
          </table:table-cell>
          <table:table-cell office:value-type="float" office:value="0.077480336770794" calcext:value-type="float">
            <text:p>0.0774803368</text:p>
          </table:table-cell>
          <table:table-cell office:value-type="float" office:value="0.000001404136339" calcext:value-type="float">
            <text:p>1.404136339E-06</text:p>
          </table:table-cell>
          <table:table-cell table:number-columns-repeated="1020"/>
        </table:table-row>
        <table:table-row table:style-name="ro8">
          <table:table-cell office:value-type="float" office:value="1.125" calcext:value-type="float">
            <text:p>1.125</text:p>
          </table:table-cell>
          <table:table-cell office:value-type="float" office:value="-0.405235821908436" calcext:value-type="float">
            <text:p>-0.4052358219</text:p>
          </table:table-cell>
          <table:table-cell office:value-type="float" office:value="-0.40524131400499" calcext:value-type="float">
            <text:p>-0.405241314</text:p>
          </table:table-cell>
          <table:table-cell office:value-type="float" office:value="0.000005492096554" calcext:value-type="float">
            <text:p>5.492096554E-06</text:p>
          </table:table-cell>
          <table:table-cell table:number-columns-repeated="1020"/>
        </table:table-row>
        <table:table-row table:style-name="ro6">
          <table:table-cell office:value-type="float" office:value="1.275" calcext:value-type="float">
            <text:p>1.275</text:p>
          </table:table-cell>
          <table:table-cell office:value-type="float" office:value="-0.832045151373765" calcext:value-type="float">
            <text:p>-0.8320451514</text:p>
          </table:table-cell>
          <table:table-cell office:value-type="float" office:value="-0.832014641318698" calcext:value-type="float">
            <text:p>-0.8320146413</text:p>
          </table:table-cell>
          <table:table-cell office:value-type="float" office:value="0.000030510055067" calcext:value-type="float">
            <text:p>3.0510055067E-05</text:p>
          </table:table-cell>
          <table:table-cell table:number-columns-repeated="1020"/>
        </table:table-row>
        <table:table-row table:style-name="ro8">
          <table:table-cell office:value-type="float" office:value="1.425" calcext:value-type="float">
            <text:p>1.4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-0.998843146940306" calcext:value-type="float">
            <text:p>-0.9988431469</text:p>
          </table:table-cell>
          <table:table-cell office:value-type="float" office:value="0.000313339090253" calcext:value-type="float">
            <text:p>0.0003133391</text:p>
          </table:table-cell>
          <table:table-cell table:number-columns-repeated="1020"/>
        </table:table-row>
        <table:table-row table:style-name="ro9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ce3" office:value-type="string" calcext:value-type="string">
            <text:p>x_i</text:p>
          </table:table-cell>
          <table:table-cell table:style-name="ce3" office:value-type="string" calcext:value-type="string">
            <text:p>L’(x)</text:p>
          </table:table-cell>
          <table:table-cell table:style-name="ce3" office:value-type="string" calcext:value-type="string">
            <text:p>C’(x)</text:p>
          </table:table-cell>
          <table:table-cell table:style-name="ce3" office:value-type="string" calcext:value-type="string">
            <text:p>|L’(x)-C’(x)|</text:p>
          </table:table-cell>
          <table:table-cell table:style-name="ce4" table:number-columns-repeated="1020"/>
        </table:table-row>
        <table:table-row table:style-name="ro11">
          <table:table-cell office:value-type="float" office:value="0.075" calcext:value-type="float">
            <text:p>0.07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999960965197486" calcext:value-type="float">
            <text:p>0.9999609652</text:p>
          </table:table-cell>
          <table:table-cell office:value-type="float" office:value="1.99849077304754" calcext:value-type="float">
            <text:p>1.998490773</text:p>
          </table:table-cell>
          <table:table-cell table:number-columns-repeated="1020"/>
        </table:table-row>
        <table:table-row table:style-name="ro11">
          <table:table-cell office:value-type="float" office:value="0.225" calcext:value-type="float">
            <text:p>0.2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996839826279735" calcext:value-type="float">
            <text:p>0.9968398263</text:p>
          </table:table-cell>
          <table:table-cell office:value-type="float" office:value="1.99536963412979" calcext:value-type="float">
            <text:p>1.9953696341</text:p>
          </table:table-cell>
          <table:table-cell table:number-columns-repeated="1020"/>
        </table:table-row>
        <table:table-row table:style-name="ro8">
          <table:table-cell office:value-type="float" office:value="0.375" calcext:value-type="float">
            <text:p>0.37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975702130038529" calcext:value-type="float">
            <text:p>0.97570213</text:p>
          </table:table-cell>
          <table:table-cell office:value-type="float" office:value="1.97423193788858" calcext:value-type="float">
            <text:p>1.9742319379</text:p>
          </table:table-cell>
          <table:table-cell table:number-columns-repeated="1020"/>
        </table:table-row>
        <table:table-row table:style-name="ro5">
          <table:table-cell office:value-type="float" office:value="0.525" calcext:value-type="float">
            <text:p>0.5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907731718007792" calcext:value-type="float">
            <text:p>0.907731718</text:p>
          </table:table-cell>
          <table:table-cell office:value-type="float" office:value="1.90626152585785" calcext:value-type="float">
            <text:p>1.9062615259</text:p>
          </table:table-cell>
          <table:table-cell table:number-columns-repeated="1020"/>
        </table:table-row>
        <table:table-row table:style-name="ro11">
          <table:table-cell office:value-type="float" office:value="0.675" calcext:value-type="float">
            <text:p>0.67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754638010794329" calcext:value-type="float">
            <text:p>0.7546380108</text:p>
          </table:table-cell>
          <table:table-cell office:value-type="float" office:value="1.75316781864438" calcext:value-type="float">
            <text:p>1.7531678186</text:p>
          </table:table-cell>
          <table:table-cell table:number-columns-repeated="1020"/>
        </table:table-row>
        <table:table-row table:style-name="ro12">
          <table:table-cell office:value-type="float" office:value="0.825" calcext:value-type="float">
            <text:p>0.8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48089313000461" calcext:value-type="float">
            <text:p>0.48089313</text:p>
          </table:table-cell>
          <table:table-cell office:value-type="float" office:value="1.47942293785466" calcext:value-type="float">
            <text:p>1.4794229379</text:p>
          </table:table-cell>
          <table:table-cell table:number-columns-repeated="1020"/>
        </table:table-row>
        <table:table-row table:style-name="ro11">
          <table:table-cell office:value-type="float" office:value="0.975" calcext:value-type="float">
            <text:p>0.97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0.077480336770794" calcext:value-type="float">
            <text:p>0.0774803368</text:p>
          </table:table-cell>
          <table:table-cell office:value-type="float" office:value="1.07601014462085" calcext:value-type="float">
            <text:p>1.0760101446</text:p>
          </table:table-cell>
          <table:table-cell table:number-columns-repeated="1020"/>
        </table:table-row>
        <table:table-row table:style-name="ro8">
          <table:table-cell office:value-type="float" office:value="1.125" calcext:value-type="float">
            <text:p>1.1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-0.40524131400499" calcext:value-type="float">
            <text:p>-0.405241314</text:p>
          </table:table-cell>
          <table:table-cell office:value-type="float" office:value="0.593288493845063" calcext:value-type="float">
            <text:p>0.5932884938</text:p>
          </table:table-cell>
          <table:table-cell table:number-columns-repeated="1020"/>
        </table:table-row>
        <table:table-row table:style-name="ro4">
          <table:table-cell office:value-type="float" office:value="1.275" calcext:value-type="float">
            <text:p>1.27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-0.832014641318698" calcext:value-type="float">
            <text:p>-0.8320146413</text:p>
          </table:table-cell>
          <table:table-cell office:value-type="float" office:value="0.166515166531355" calcext:value-type="float">
            <text:p>0.1665151665</text:p>
          </table:table-cell>
          <table:table-cell table:number-columns-repeated="1020"/>
        </table:table-row>
        <table:table-row table:style-name="ro5">
          <table:table-cell office:value-type="float" office:value="1.425" calcext:value-type="float">
            <text:p>1.4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-0.998843146940306" calcext:value-type="float">
            <text:p>-0.9988431469</text:p>
          </table:table-cell>
          <table:table-cell office:value-type="float" office:value="0.000313339090253" calcext:value-type="float">
            <text:p>0.000313339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32:50.758000000</meta:creation-date>
    <dc:date>2017-04-03T21:13:13.331000000</dc:date>
    <meta:editing-duration>PT30M22S</meta:editing-duration>
    <meta:editing-cycles>2</meta:editing-cycles>
    <meta:generator>LibreOffice/5.1.6.2$Windows_x86 LibreOffice_project/07ac168c60a517dba0f0d7bc7540f5afa45f0909</meta:generator>
    <meta:document-statistic meta:table-count="1" meta:cell-count="88" meta:object-count="0"/>
  </office:meta>
</office:document-meta>
</file>